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403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0.547cm" fo:break-before="auto" style:use-optimal-row-height="true"/>
    </style:style>
    <style:style style:name="ro15" style:family="table-row">
      <style:table-row-properties style:row-height="3.175cm" fo:break-before="auto" style:use-optimal-row-height="true"/>
    </style:style>
    <style:style style:name="ro16" style:family="table-row">
      <style:table-row-properties style:row-height="0.452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6" style:family="table-cell" style:parent-style-name="En-tête_20_de_20_tableau">
      <style:table-cell-properties style:text-align-source="fix" style:repeat-content="false" style:vertical-align="middle"/>
      <style:paragraph-properties fo:text-align="center"/>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49"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7"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9"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3"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7"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1"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4"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5" calcext:value-type="string" table:number-columns-spanned="5" table:number-rows-spanned="1">
            <text:p>RGAA 4.1 – Grille d’audit flash (checklist) – version 1.5</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3">– </text:span>« <text:span text:style-name="T1">Problème non détecté</text:span> » : Aucun problème n’a été détecté dans la page pour la règle en question (ce qui ne veut pas dire qu’il n’y en a pas pour les critères RGAA concernés mais que, via l’audit flash, l’auditeur ou l’auditrice n’en a pas détecté)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11">
          <table:table-cell table:style-name="ce11" office:value-type="string" calcext:value-type="string" table:number-columns-spanned="5" table:number-rows-spanned="1">
            <text:p><text:span text:style-name="T4">La grille d’audit flash fournit un cadre pour auditer rapidement la conformité d’un site web au RGAA. Cependant, rien n’empêche de relever, en plus d’autres problèmes qui seraient détectés en dehors de ce cadre. </text:span><text:span text:style-name="T5">10 lignes complémentaires, regroupées sous le libellé « Autres critères invalidés »</text:span><text:span text:style-name="T6">, se trouvent en fin de chaque page afin d’y ajouter d’autres non-conformités relevées. Dans ce cas, le critère invalidé devra être ajouté dans la colonne concernée.</text:span></text:p>
            <text:p><text:span text:style-name="T4">Si besoin, vous pouvez ajouter d’autres lignes tout en veillant à modifier les formules de la colonne B « </text:span><text:span text:style-name="T7">Nombre de règles avec au moins un problème détecté (Oui) »</text:span><text:span text:style-name="T8"> dans l’onglet « Calculs ».</text:span></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3. En principe, l’onglet s’affiche à peu près correctement. Cependant, <text:span text:style-name="T1">certaines formules ne sont pas bonnes</text:span>. Si vous cliquez sur la cellule B7, vous devriez voir une formule correspondant à « P01.B7 ». Faites CTRL+H pour lancer un Rechercher-Remplacer. Rechercher « P01 » et le remplacer par « 'Règles (modèle)' » (apostrophes incluses) partout (bouton « Tout remplacer »).</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4. <text:span text:style-name="T1">Autre formule cassée en A2:G2</text:span> : normalement, vous avez « CONCATENER(Calculs.A18;" - ";Calculs.B18;" : ";Calculs.C18) » qui pointe donc vers le mauvais onglet « Calculs ». Il faut la remplacer par « CONCATENER(Échantillon.A19;" - ";Échantillon.B19;" : ";Échantillon.C19) » pour que ça pointe sur le bon onglet et la bonne ligne (les cellules A19, B19, C19 sont à adapter selon la page).</text:p>
          </table:table-cell>
          <table:covered-table-cell table:number-columns-repeated="4"/>
          <table:table-cell table:number-columns-repeated="1019"/>
        </table:table-row>
        <table:table-row table:style-name="ro12">
          <table:table-cell table:style-name="ce11" office:value-type="string" calcext:value-type="string" table:number-columns-spanned="5" table:number-rows-spanned="1">
            <text:p>5.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6. <text:span text:style-name="T1">Formules cassés pour les cellules des colonnes « Nombre de règles avec au moins un problème détecté (oui)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5" calcext:value-type="string" table:number-columns-spanned="5" table:number-rows-spanned="1">
            <text:p>RGAA 4.1 – Grille d’audit flash (checklist) – version 1.5</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3">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3">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1">
          <table:table-cell table:style-name="ce11" office:value-type="string" calcext:value-type="string" table:number-columns-spanned="5" table:number-rows-spanned="1">
            <text:p><text:span text:style-name="T3">– </text:span><text:span text:style-name="T9">Utilisation commerciale :</text:span><text:span text:style-name="T10"> Le matériel sous licence et ses dérivés peuvent être utilisés à des fins commerciales.</text:span></text:p>
            <text:p><text:span text:style-name="T3">– </text:span><text:span text:style-name="T9">Modification :</text:span><text:span text:style-name="T10"> Le matériel sous licence peut être modifié.</text:span></text:p>
            <text:p><text:span text:style-name="T3">– </text:span><text:span text:style-name="T9">Distribution :</text:span><text:span text:style-name="T10"> Le matériel sous licence peut être distribué.</text:span></text:p>
            <text:p><text:span text:style-name="T3">– </text:span><text:span text:style-name="T9">Usage de brevets :</text:span><text:span text:style-name="T10"> Cette licence prévoit une concession expresse de droits de brevet de la part des contributeurs et contributrices.</text:span></text:p>
            <text:p><text:span text:style-name="T3">– </text:span><text:span text:style-name="T9">Usage privé :</text:span><text:span text:style-name="T10"> Le matériel sous licence peut être utilisé et modifié en privé.</text:span></text:p>
          </table:table-cell>
          <table:covered-table-cell table:number-columns-repeated="4" table:style-name="ce75"/>
          <table:table-cell table:number-columns-repeated="1019"/>
        </table:table-row>
        <table:table-row table:style-name="ro14">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3">– </text:span><text:span text:style-name="T9">Garantie :</text:span><text:span text:style-name="T10"> Cette licence indique explicitement qu'elle ne fournit aucune garantie.</text:span></text:p>
          </table:table-cell>
          <table:covered-table-cell table:number-columns-repeated="4"/>
          <table:table-cell table:number-columns-repeated="1019"/>
        </table:table-row>
        <table:table-row table:style-name="ro14">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5">
          <table:table-cell table:style-name="ce71" office:value-type="string" calcext:value-type="string" table:number-columns-spanned="5" table:number-rows-spanned="1">
            <text:p><text:span text:style-name="T3">– </text:span><text:span text:style-name="T9">Licence et avis de droits d'auteur/autrice (</text:span><text:span text:style-name="T11">copyright</text:span><text:span text:style-name="T12">) :</text:span><text:span text:style-name="T13"> Une copie de la licence et de l'avis de droit d'auteur/autrice doivent être inclus avec le matériel sous licence.</text:span></text:p>
            <text:p><text:span text:style-name="T3">– </text:span><text:span text:style-name="T9">Indiquer les modifications :</text:span><text:span text:style-name="T10"> Les modifications apportées au matériel sous licence doivent être documentées.</text:span></text:p>
            <text:p><text:span text:style-name="T3">– </text:span><text:span text:style-name="T9">Indiquer la source :</text:span><text:span text:style-name="T10"> Le code source doit être mis à disposition lorsque le matériel sous licence est distribué.</text:span></text:p>
            <text:p><text:span text:style-name="T3">– </text:span><text:span text:style-name="T9">Même licence :</text:span><text:span text:style-name="T10">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6" table:number-rows-repeated="1048564">
          <table:table-cell table:number-columns-repeated="1024"/>
        </table:table-row>
        <table:table-row table:style-name="ro16">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5" calcext:value-type="string" table:number-columns-spanned="4" table:number-rows-spanned="1">
            <text:p>RGAA 4.1 – Grille d’audit flash (checklist) – version 1.5</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5" calcext:value-type="string" table:number-columns-spanned="3" table:number-rows-spanned="1">
            <text:p>RGAA 4.1 – Grille d’audit flash (checklist) – version 1.5</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47];&quot;Problème\(s\) détecté\(s\)&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4:$P02.F47];&quot;Problème\(s\) détecté\(s\)&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4:$P03.F47];&quot;Problème\(s\) détecté\(s\)&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4:$P04.F47];&quot;Problème\(s\) détecté\(s\)&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4:$P05.F47];&quot;Problème\(s\) détecté\(s\)&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4:$P06.F47];&quot;Problème\(s\) détecté\(s\)&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4:$P07.F47];&quot;Problème\(s\) détecté\(s\)&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4:$P08.F47];&quot;Problème\(s\) détecté\(s\)&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4:$P09.F47];&quot;Problème\(s\) détecté\(s\)&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4:$P10.F47];&quot;Problème\(s\) détecté\(s\)&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49"/>
        <table:table-column table:style-name="co4" table:default-cell-style-name="ce13"/>
        <table:table-column table:style-name="co14" table:default-cell-style-name="ce49"/>
        <table:table-column table:style-name="co4" table:default-cell-style-name="ce13"/>
        <table:table-column table:style-name="co15" table:default-cell-style-name="ce20"/>
        <table:table-column table:style-name="co4" table:default-cell-style-name="ce49"/>
        <table:table-column table:style-name="co16" table:default-cell-style-name="ce49"/>
        <table:table-column table:style-name="co4" table:number-columns-repeated="1017" table:default-cell-style-name="ce49"/>
        <table:table-row table:style-name="ro1">
          <table:table-cell table:style-name="ce66" office:value-type="string"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7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73"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6"><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6"><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73"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3">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6"><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81" office:value-type="string" calcext:value-type="string">
            <text:p><text:span text:style-name="T16"><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8">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6"><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6"><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6"><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73"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3">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6"><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81" office:value-type="string" calcext:value-type="string">
            <text:p><text:span text:style-name="T16"><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6"><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6"><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6"><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73"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6"><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3">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6"><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81" office:value-type="string" calcext:value-type="string">
            <text:p><text:span text:style-name="T16"><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6"><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81" office:value-type="string" calcext:value-type="string">
            <text:p><text:span text:style-name="T16"><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81" office:value-type="string" calcext:value-type="string">
            <text:p><text:span text:style-name="T16"><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81" office:value-type="string" calcext:value-type="string">
            <text:p><text:span text:style-name="T16"><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46" office:value-type="string" calcext:value-type="string" table:number-columns-spanned="1" table:number-rows-spanned="10">
            <text:p>Autres critères invalidés</text:p>
          </table:table-cell>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1" table:content-validation-name="val1" office:value-type="string" calcext:value-type="string">
            <text:p>NA</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0" table:content-validation-name="val1" office:value-type="string" calcext:value-type="string">
            <text:p>Problème(s) détecté(s)</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0" table:content-validation-name="val1" office:value-type="string" calcext:value-type="string">
            <text:p>Problème non détecté</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Problème(s) détecté(s)&quot;" calcext:base-cell-address="P01.F4"/>
            <calcext:condition calcext:apply-style-name="Statut - Non (problème non détecté)" calcext:value="=&quot;Problème non détect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Problème(s) détecté(s)&quot;" calcext:base-cell-address="P02.F4"/>
            <calcext:condition calcext:apply-style-name="Statut - Non (problème non détecté)" calcext:value="=&quot;Problème non détect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7"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Problème(s) détecté(s)&quot;" calcext:base-cell-address="P03.F4"/>
            <calcext:condition calcext:apply-style-name="Statut - Non (problème non détecté)" calcext:value="=&quot;Problème non détect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9"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Problème(s) détecté(s)&quot;" calcext:base-cell-address="P04.F4"/>
            <calcext:condition calcext:apply-style-name="Statut - Non (problème non détecté)" calcext:value="=&quot;Problème non détect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1"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Problème(s) détecté(s)&quot;" calcext:base-cell-address="P05.F4"/>
            <calcext:condition calcext:apply-style-name="Statut - Non (problème non détecté)" calcext:value="=&quot;Problème non détect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Problème(s) détecté(s)&quot;" calcext:base-cell-address="P06.F4"/>
            <calcext:condition calcext:apply-style-name="Statut - Non (problème non détecté)" calcext:value="=&quot;Problème non détect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ce103"/>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3">
          <table:covered-table-cell table:style-name="ce103"/>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6"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Problème(s) détecté(s)&quot;" calcext:base-cell-address="P07.F4"/>
            <calcext:condition calcext:apply-style-name="Statut - Non (problème non détecté)" calcext:value="=&quot;Problème non détect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8"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Problème(s) détecté(s)&quot;" calcext:base-cell-address="P08.F4"/>
            <calcext:condition calcext:apply-style-name="Statut - Non (problème non détecté)" calcext:value="=&quot;Problème non détect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0"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Problème(s) détecté(s)&quot;" calcext:base-cell-address="P09.F4"/>
            <calcext:condition calcext:apply-style-name="Statut - Non (problème non détecté)" calcext:value="=&quot;Problème non détect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2"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Problème(s) détecté(s)&quot;" calcext:base-cell-address="P10.F4"/>
            <calcext:condition calcext:apply-style-name="Statut - Non (problème non détecté)" calcext:value="=&quot;Problème non détect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24">00/00/0000</text:date>, <text:time style:data-style-name="N2" text:time-value="14:01:41.66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4T14:09:34.217000000</dc:date>
    <meta:editing-duration>P1DT3H8M39S</meta:editing-duration>
    <meta:editing-cycles>119</meta:editing-cycles>
    <meta:generator>LibreOffice/7.2.5.2$Windows_X86_64 LibreOffice_project/499f9727c189e6ef3471021d6132d4c694f357e5</meta:generator>
    <meta:document-statistic meta:table-count="15" meta:cell-count="2298" meta:object-count="0"/>
  </office:meta>
</office:document-meta>
</file>